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75"/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office:value-type="string">
            <text:p>NIL</text:p>
          </table:table-cell>
          <table:table-cell office:value-type="string">
            <text:p>Hom</text:p>
          </table:table-cell>
          <table:table-cell office:value-type="string">
            <text:p>Homöopathi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1</text:p>
          </table:table-cell>
          <table:table-cell office:value-type="string">
            <text:p>Erstanamnes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x</text:p>
          </table:table-cell>
          <table:table-cell office:value-type="string">
            <text:p>Normalkonsultation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Rep</text:p>
          </table:table-cell>
          <table:table-cell office:value-type="string">
            <text:p>Repertoration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Aku</text:p>
          </table:table-cell>
          <table:table-cell office:value-type="string">
            <text:p>Akupunktur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1</text:p>
          </table:table-cell>
          <table:table-cell office:value-type="string">
            <text:p>Erste Nadel</text:p>
          </table:table-cell>
          <table:table-cell office:value-type="float" office:value="0.1">
            <text:p>0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x</text:p>
          </table:table-cell>
          <table:table-cell office:value-type="string">
            <text:p>Jede weitere Nadel</text:p>
          </table:table-cell>
          <table:table-cell office:value-type="float" office:value="0.1">
            <text:p>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Sch</text:p>
          </table:table-cell>
          <table:table-cell office:value-type="string">
            <text:p>Schreinerarbeit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Tisch</text:p>
          </table:table-cell>
          <table:table-cell office:value-type="string">
            <text:p>Tisch bauen</text:p>
          </table:table-cell>
          <table:table-cell office:value-type="float" office:value="2540">
            <text:p>2540</text:p>
          </table:table-cell>
          <table:table-cell office:value-type="float" office:value="12580">
            <text:p>1258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Stuhl</text:p>
          </table:table-cell>
          <table:table-cell office:value-type="string">
            <text:p>Stuhl bauen</text:p>
          </table:table-cell>
          <table:table-cell office:value-type="float" office:value="1870">
            <text:p>1870</text:p>
          </table:table-cell>
          <table:table-cell office:value-type="float" office:value="7530">
            <text:p>7530</text:p>
          </table:table-cell>
          <table:table-cell office:value-type="float" office:value="40">
            <text:p>4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Regal</text:p>
          </table:table-cell>
          <table:table-cell office:value-type="string">
            <text:p>Regal bauen</text:p>
          </table:table-cell>
          <table:table-cell office:value-type="float" office:value="7580">
            <text:p>7580</text:p>
          </table:table-cell>
          <table:table-cell office:value-type="float" office:value="22310">
            <text:p>22310</text:p>
          </table:table-cell>
          <table:table-cell office:value-type="float" office:value="80">
            <text:p>8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17.921cm" fo:page-height="26.882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17.921cm" fo:page-height="26.882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1">21.07.2007</text:date>, <text:time>20:2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2" style:display-name="PageStyle_Tabelle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3" style:display-name="PageStyle_Tabelle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7-21T17:58:25</meta:creation-date>
    <dc:creator>Gerry Weirich</dc:creator>
    <dc:date>2007-07-21T20:12:53</dc:date>
    <meta:print-date>1601-01-01T02:06:31</meta:print-date>
    <dc:language>de-CH</dc:language>
    <meta:editing-cycles>3</meta:editing-cycles>
    <meta:editing-duration>PT3M55S</meta:editing-duration>
    <meta:user-defined meta:name="Info 1"/>
    <meta:user-defined meta:name="Info 2"/>
    <meta:user-defined meta:name="Info 3"/>
    <meta:user-defined meta:name="Info 4"/>
    <meta:document-statistic meta:table-count="3" meta:cell-count="99"/>
  </office:meta>
</office:document-meta>
</file>